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"I will never abandon this ship, come hell or
high water."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"That's right. No matter what."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"(Phew... I can't change my mind, now!)"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1:32:20+01:00</meta:creation-date>
    <dc:date>2019-12-14T11:32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